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HeaderMethodArgumentResolver.supportsParameter( MethodParameter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HeaderMethodArgumentResolver.createNamedValueInfo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HeaderMethodArgumentResolver.handleMissingValueAfterConversion( String name , MethodParameter parameter , NativeWeb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eaderNamedValueInfo.RequestHeaderNamedValueInfo( RequestHeader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eaderMethodArgumentResolver.resolveName( String name , MethodParameter parameter , NativeWeb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HeaderMethodArgumentResolver.RequestHeaderMethodArgumentResolver( @ Nullable Configur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eaderMethodArgumentResolver.handleMissingValue( String name ,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